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draw:fill="solid" draw:fill-color="#eeeeee" draw:fill-image-width="0cm" draw:fill-image-height="0cm"/>
    </style:style>
    <style:style style:name="gr1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gr3" style:family="graphic" style:parent-style-name="standard">
      <style:graphic-properties svg:stroke-color="#666666" draw:fill="gradient" draw:fill-color="#cccccc" draw:fill-gradient-name="Gray_20_Gradient_20_3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7" style:family="graphic" style:parent-style-name="standard">
      <style:graphic-properties svg:stroke-color="#eeeeee" draw:fill="solid" draw:fill-color="#eeeee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style:font-name="Ubuntu Condensed" fo:font-size="18pt"/>
    </style:style>
    <style:style style:name="P4" style:family="paragraph">
      <style:paragraph-properties fo:text-align="center"/>
      <style:text-properties fo:font-size="28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  <style:text-properties style:font-name="Ubuntu Condensed" fo:font-size="28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" style:family="text">
      <style:text-properties style:font-name="Ubuntu Condensed"/>
    </style:style>
    <style:style style:name="T2" style:family="text">
      <style:text-properties style:font-name="Ubuntu Condensed" fo:font-size="28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6.3cm" svg:y1="15.1cm" svg:x2="19.2cm" svg:y2="10.1cm" draw:start-shape="id1" draw:start-glue-point="0" draw:end-shape="id2" draw:end-glue-point="3" svg:d="m16300 15100c0-3334 966-5000 2900-5000" svg:viewBox="0 0 2901 5001">
          <text:p/>
        </draw:connector>
        <draw:connector draw:style-name="gr2" draw:text-style-name="P1" draw:layer="layout" draw:type="curve" svg:x1="16.3cm" svg:y1="6.3cm" svg:x2="7.5cm" svg:y2="8.8cm" draw:start-shape="id3" draw:end-shape="id4" svg:d="m16300 6300c0 1875-8800 625-8800 2500" svg:viewBox="0 0 8801 2501">
          <text:p/>
        </draw:connector>
        <draw:connector draw:style-name="gr2" draw:text-style-name="P1" draw:layer="layout" draw:type="curve" svg:x1="16.3cm" svg:y1="6.3cm" svg:x2="6.95cm" svg:y2="15.1cm" draw:start-shape="id3" draw:start-glue-point="2" draw:end-shape="id5" svg:d="m16300 6300c0 6600-9350 2200-9350 8800" svg:viewBox="0 0 9351 8801">
          <text:p/>
        </draw:connector>
        <draw:custom-shape draw:style-name="gr3" draw:text-style-name="P3" xml:id="id6" draw:id="id6" draw:layer="layout" svg:width="7.2cm" svg:height="3.2cm" svg:x="2.8cm" svg:y="3.1cm">
          <text:p text:style-name="P2"><text:span text:style-name="T1">Search Doctors and Clinics</text:span></text:p>
          <draw:enhanced-geometry svg:viewBox="0 0 21600 21600" draw:extrusion="false" draw:extrusion-depth="0.2cm 0" draw:type="rectangle" draw:enhanced-path="M 0 0 L 21600 0 21600 21600 0 21600 0 0 Z N"/>
        </draw:custom-shape>
        <draw:custom-shape draw:style-name="gr3" draw:text-style-name="P3" xml:id="id3" draw:id="id3" draw:layer="layout" svg:width="7.2cm" svg:height="3.2cm" svg:x="12.7cm" svg:y="3.1cm">
          <text:p text:style-name="P2"><text:span text:style-name="T1">Book Appointment</text:span></text:p>
          <draw:enhanced-geometry svg:viewBox="0 0 21600 21600" draw:extrusion="false" draw:extrusion-depth="0.2cm 0" draw:type="rectangle" draw:enhanced-path="M 0 0 L 21600 0 21600 21600 0 21600 0 0 Z N"/>
        </draw:custom-shape>
        <draw:custom-shape draw:style-name="gr3" draw:text-style-name="P3" xml:id="id2" draw:id="id2" draw:layer="layout" svg:width="8.4cm" svg:height="2.8cm" svg:x="19.2cm" svg:y="8.7cm">
          <text:p text:style-name="P2"><text:span text:style-name="T1">Test and Diagnostic Centre Search</text:span></text:p>
          <draw:enhanced-geometry svg:viewBox="0 0 21600 21600" draw:extrusion="false" draw:extrusion-depth="0.2cm 0" draw:type="rectangle" draw:enhanced-path="M 0 0 L 21600 0 21600 21600 0 21600 0 0 Z N"/>
        </draw:custom-shape>
        <draw:custom-shape draw:style-name="gr3" draw:text-style-name="P3" xml:id="id4" draw:id="id4" draw:layer="layout" svg:width="10.8cm" svg:height="2.7cm" svg:x="2.1cm" svg:y="8.8cm">
          <text:p text:style-name="P2"><text:span text:style-name="T1">Hospital or Clinic Management System</text:span></text:p>
          <draw:enhanced-geometry svg:viewBox="0 0 21600 21600" draw:extrusion="false" draw:extrusion-depth="0.2cm 0" draw:type="rectangle" draw:enhanced-path="M 0 0 L 21600 0 21600 21600 0 21600 0 0 Z N"/>
        </draw:custom-shape>
        <draw:custom-shape draw:style-name="gr3" draw:text-style-name="P3" xml:id="id1" draw:id="id1" draw:layer="layout" svg:width="7.2cm" svg:height="3.2cm" svg:x="12.7cm" svg:y="15.1cm">
          <text:p text:style-name="P2"><text:span text:style-name="T1">Patient Profile System</text:span></text:p>
          <draw:enhanced-geometry svg:viewBox="0 0 21600 21600" draw:extrusion="false" draw:extrusion-depth="0.2cm 0" draw:type="rectangle" draw:enhanced-path="M 0 0 L 21600 0 21600 21600 0 21600 0 0 Z N"/>
        </draw:custom-shape>
        <draw:custom-shape draw:style-name="gr3" draw:text-style-name="P3" xml:id="id5" draw:id="id5" draw:layer="layout" svg:width="10.1cm" svg:height="3.2cm" svg:x="1.9cm" svg:y="15.1cm">
          <text:p text:style-name="P2"><text:span text:style-name="T1">Doctor's Practice Management System</text:span></text:p>
          <draw:enhanced-geometry svg:viewBox="0 0 21600 21600" draw:extrusion="false" draw:extrusion-depth="0.2cm 0" draw:type="rectangle" draw:enhanced-path="M 0 0 L 21600 0 21600 21600 0 21600 0 0 Z N"/>
        </draw:custom-shape>
        <draw:custom-shape draw:style-name="gr3" draw:text-style-name="P3" xml:id="id7" draw:id="id7" draw:layer="layout" svg:width="7.2cm" svg:height="3.2cm" svg:x="20.5cm" svg:y="15.1cm">
          <text:p text:style-name="P2"><text:span text:style-name="T1">Electronic Medical Record</text:span></text:p>
          <draw:enhanced-geometry svg:viewBox="0 0 21600 21600" draw:extrusion="false" draw:extrusion-depth="0.2cm 0" draw:type="rectangle" draw:enhanced-path="M 0 0 L 21600 0 21600 21600 0 21600 0 0 Z N"/>
        </draw:custom-shape>
        <draw:connector draw:style-name="gr4" draw:text-style-name="P1" draw:layer="layout" draw:type="curve" svg:x1="10cm" svg:y1="4.7cm" svg:x2="12.7cm" svg:y2="4.7cm" draw:start-shape="id6" draw:start-glue-point="1" draw:end-shape="id3" svg:d="m10000 4700h2700" svg:viewBox="0 0 2701 1">
          <text:p/>
        </draw:connector>
        <draw:connector draw:style-name="gr4" draw:text-style-name="P1" draw:layer="layout" draw:type="curve" svg:x1="16.3cm" svg:y1="6.3cm" svg:x2="16.3cm" svg:y2="15.1cm" draw:start-shape="id3" draw:start-glue-point="2" draw:end-shape="id1" draw:end-glue-point="0" svg:d="m16300 6300v8800" svg:viewBox="0 0 1 8801">
          <text:p/>
        </draw:connector>
        <draw:connector draw:style-name="gr5" draw:text-style-name="P1" draw:layer="layout" draw:type="curve" svg:x1="12cm" svg:y1="16.7cm" svg:x2="12.7cm" svg:y2="16.7cm" draw:start-shape="id5" draw:start-glue-point="1" draw:end-shape="id1" draw:end-glue-point="3" svg:d="m12000 16700h700" svg:viewBox="0 0 701 1">
          <text:p/>
        </draw:connector>
        <draw:connector draw:style-name="gr6" draw:text-style-name="P1" draw:layer="layout" draw:type="curve" svg:x1="6.95cm" svg:y1="18.3cm" svg:x2="24.1cm" svg:y2="18.3cm" draw:start-shape="id5" draw:start-glue-point="2" draw:end-shape="id7" svg:d="m6950 18300c0 751 17150 751 17150 0" svg:viewBox="0 0 17151 564">
          <text:p/>
        </draw:connector>
        <draw:connector draw:style-name="gr1" draw:text-style-name="P1" draw:layer="layout" draw:type="curve" svg:x1="7.5cm" svg:y1="11.5cm" svg:x2="24.1cm" svg:y2="15.1cm" draw:start-shape="id4" draw:start-glue-point="2" draw:end-shape="id7" svg:d="m7500 11500c0 2700 16600 900 16600 3600" svg:viewBox="0 0 16601 3601">
          <text:p/>
        </draw:connector>
        <draw:connector draw:style-name="gr1" draw:text-style-name="P1" draw:layer="layout" draw:type="curve" svg:x1="7.5cm" svg:y1="11.5cm" svg:x2="16.3cm" svg:y2="15.1cm" draw:start-shape="id4" draw:start-glue-point="2" draw:end-shape="id1" svg:d="m7500 11500c0 2700 8800 900 8800 3600" svg:viewBox="0 0 8801 3601">
          <text:p/>
        </draw:connector>
        <draw:connector draw:style-name="gr5" draw:text-style-name="P1" draw:layer="layout" draw:type="curve" svg:x1="19.9cm" svg:y1="16.7cm" svg:x2="20.5cm" svg:y2="16.7cm" draw:start-shape="id1" draw:start-glue-point="1" draw:end-shape="id7" draw:end-glue-point="3" svg:d="m19900 16700h600" svg:viewBox="0 0 601 1">
          <text:p/>
        </draw:connector>
        <draw:custom-shape draw:style-name="gr7" draw:text-style-name="P5" draw:layer="layout" svg:width="12.7cm" svg:height="1.8cm" svg:x="8.744cm" svg:y="0.273cm">
          <text:p text:style-name="P4"><text:span text:style-name="T2">Web Platfor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Gray_20_Gradient_20_3" draw:display-name="Gray Gradient 3" draw:style="linear" draw:start-color="#dddddd" draw:end-color="#808080" draw:start-intensity="100%" draw:end-intensity="100%" draw:angle="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6T20:46:09.192082198</meta:creation-date>
    <dc:date>2014-03-07T00:13:18.964568962</dc:date>
    <meta:editing-duration>PT3H13M58S</meta:editing-duration>
    <meta:editing-cycles>3</meta:editing-cycles>
    <meta:generator>LibreOffice/4.1.3.2$Linux_X86_64 LibreOffice_project/410m0$Build-2</meta:generator>
    <meta:document-statistic meta:object-count="18"/>
  </office:meta>
</office:document-meta>
</file>